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DD78A99758373C5A.png" manifest:media-type="image/png"/>
  <manifest:file-entry manifest:full-path="Pictures/10000901000015F000000B77E0595263AC1DDC4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5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18pt" style:font-weight-asian="normal" style:font-size-complex="18pt" style:font-weight-complex="normal"/>
    </style:style>
    <style:style style:name="T2" style:family="text">
      <style:text-properties fo:color="#000000"/>
    </style:style>
    <style:style style:name="T3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3.201cm" svg:y="5.001cm">
          <text:p text:style-name="P1"><text:span text:style-name="T1">ID</text:span><text:span text:style-name="T1"><text:line-break/></text:span><text:span text:style-name="T1">Public</text:span><text:span text:style-name="T1"><text:line-break/></text:span><text:span text:style-name="T1">Ke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6.401cm" svg:y="6.001cm">
          <text:p text:style-name="P1"><text:line-break/><text:line-break/></text:p>
          <text:p text:style-name="P1"><text:span text:style-name="T2">H</text:span><text:span text:style-name="T2">a</text:span><text:span text:style-name="T2">s</text:span><text:span text:style-name="T2">h</text:span><text:span text:style-name="T2"><text:line-break/>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4cm" svg:height="3.2cm" svg:x="10.201cm" svg:y="5.0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cm" svg:height="3.2cm" svg:x="10.202cm" svg:y="5.002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1.8cm" svg:height="1.8cm" svg:x="13.601cm" svg:y="5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4cm" svg:height="3.2cm" svg:x="24.401cm" svg:y="5.001cm">
          <text:p text:style-name="P1"><text:span text:style-name="T3">Enc.</text:span><text:span text:style-name="T3"><text:line-break/></text:span><text:span text:style-name="T3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3.445cm" svg:height="1.8cm" svg:x="16.201cm" svg:y="5.601cm">
          <draw:image xlink:href="Pictures/10000901000015F000000B77E0595263AC1DDC4E.svg" xlink:type="simple" xlink:show="embed" xlink:actuate="onLoad">
            <text:p text:style-name="P1"><text:line-break/><text:line-break/><text:line-break/>CA Private Key</text:p>
          </draw:image>
          <draw:image xlink:href="Pictures/10000201000000D40000006FDD78A99758373C5A.png" xlink:type="simple" xlink:show="embed" xlink:actuate="onLoad"/>
        </draw:frame>
        <draw:path draw:style-name="gr7" draw:text-style-name="P3" draw:layer="layout" svg:width="2.399cm" svg:height="1.199cm" svg:x="20.801cm" svg:y="6.001cm" svg:viewBox="0 0 2400 1200" svg:d="M0 400v-400h2400v400zM0 1200v-400h2400v400z">
          <text:p/>
        </draw:path>
        <draw:custom-shape draw:style-name="gr1" draw:text-style-name="P2" draw:layer="layout" svg:width="2.4cm" svg:height="3.2cm" svg:x="6.756cm" svg:y="10.601cm">
          <text:p text:style-name="P1"><text:span text:style-name="T1">ID</text:span><text:span text:style-name="T1"><text:line-break/></text:span><text:span text:style-name="T1">Publi</text:span><text:span text:style-name="T1">c</text:span><text:span text:style-name="T1"><text:line-break/></text:span><text:span text:style-name="T1">Ke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2.4cm" svg:height="3.2cm" svg:x="12.201cm" svg:y="10.601cm">
          <text:p text:style-name="P1"><text:span text:style-name="T3">Enc.</text:span><text:span text:style-name="T3"><text:line-break/></text:span><text:span text:style-name="T3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7" draw:text-style-name="P3" draw:layer="layout" svg:width="2.399cm" svg:height="1.199cm" svg:x="15.401cm" svg:y="11.601cm" svg:viewBox="0 0 2400 1200" svg:d="M0 400v-400h2400v400zM0 1200v-400h2400v400z">
          <text:p/>
        </draw:path>
        <draw:custom-shape draw:style-name="gr5" draw:text-style-name="P5" draw:layer="layout" svg:width="2.4cm" svg:height="3.2cm" svg:x="18.801cm" svg:y="10.601cm">
          <text:p text:style-name="P1"><text:span text:style-name="T3">Cert-</text:span><text:span text:style-name="T3"><text:line-break/></text:span><text:span text:style-name="T3">ifica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1.8cm" svg:height="1.8cm" svg:x="9.801cm" svg:y="11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2:24:02.051339198</dc:date>
    <meta:editing-duration>PT1H44M30S</meta:editing-duration>
    <meta:editing-cycles>10</meta:editing-cycles>
    <meta:generator>LibreOffice/5.1.6.2$Linux_X86_64 LibreOffice_project/10m0$Build-2</meta:generator>
    <meta:document-statistic meta:object-count="13"/>
  </office:meta>
</office:document-meta>
</file>